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8f2e"/>
    </style:style>
    <style:style style:name="P2" style:family="paragraph" style:parent-style-name="Text_20_body">
      <style:text-properties officeooo:paragraph-rsid="0007120e"/>
    </style:style>
    <style:style style:name="P3" style:family="paragraph" style:parent-style-name="Text_20_body">
      <style:text-properties officeooo:paragraph-rsid="00077205"/>
    </style:style>
    <style:style style:name="P4" style:family="paragraph" style:parent-style-name="Text_20_body">
      <style:text-properties officeooo:paragraph-rsid="00096f1f"/>
    </style:style>
    <style:style style:name="P5" style:family="paragraph" style:parent-style-name="Text_20_body">
      <style:text-properties officeooo:paragraph-rsid="000ad411"/>
    </style:style>
    <style:style style:name="P6" style:family="paragraph" style:parent-style-name="Text_20_body">
      <style:text-properties officeooo:paragraph-rsid="000b3b28"/>
    </style:style>
    <style:style style:name="P7" style:family="paragraph" style:parent-style-name="Text_20_body">
      <style:text-properties officeooo:paragraph-rsid="000c8f2e"/>
    </style:style>
    <style:style style:name="P8" style:family="paragraph" style:parent-style-name="Text_20_body">
      <style:text-properties officeooo:paragraph-rsid="000cc192"/>
    </style:style>
    <style:style style:name="P9" style:family="paragraph" style:parent-style-name="Text_20_body">
      <style:text-properties officeooo:paragraph-rsid="000d08a5"/>
    </style:style>
    <style:style style:name="P10" style:family="paragraph" style:parent-style-name="Text_20_body">
      <style:text-properties officeooo:paragraph-rsid="000dc617"/>
    </style:style>
    <style:style style:name="P11" style:family="paragraph" style:parent-style-name="Text_20_body">
      <style:text-properties officeooo:paragraph-rsid="000ddac5"/>
    </style:style>
    <style:style style:name="T1" style:family="text">
      <style:text-properties officeooo:rsid="0007120e"/>
    </style:style>
    <style:style style:name="T2" style:family="text">
      <style:text-properties officeooo:rsid="00096f1f"/>
    </style:style>
    <style:style style:name="T3" style:family="text">
      <style:text-properties officeooo:rsid="000ad411"/>
    </style:style>
    <style:style style:name="T4" style:family="text">
      <style:text-properties officeooo:rsid="000b3b28"/>
    </style:style>
    <style:style style:name="T5" style:family="text">
      <style:text-properties officeooo:rsid="000c8f2e"/>
    </style:style>
    <style:style style:name="T6" style:family="text">
      <style:text-properties officeooo:rsid="000cc192"/>
    </style:style>
    <style:style style:name="T7" style:family="text">
      <style:text-properties officeooo:rsid="000dc6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h>
      <text:p text:style-name="P2"><text:span text:style-name="Strong_20_Emphasis">Cuando la última palabra del conjuro fue pronunciada, un gran silencio se abatió sobre el templo.</text:span></text:p>
      <text:p text:style-name="P2"><text:span text:style-name="Strong_20_Emphasis">El último eco del conjuro se disipó en el aire, dejando tras de sí un silencio denso y expectante, como el que precede a la tormenta, cuando los vientos cesan. </text:span></text:p>
      <text:p text:style-name="P2"><text:span text:style-name="Strong_20_Emphasis">Por un instante, todo pareció suspendido en una quietud antinatural, un silencio tan absoluto que el simple acto de respirar se tornó en una profanación.</text:span></text:p>
      <text:p text:style-name="P3"><text:span text:style-name="Strong_20_Emphasis">Y sin embargo, el aire vibraba con una energía imposible de describir.</text:span></text:p>
      <text:p text:style-name="P3"><text:span text:style-name="Strong_20_Emphasis">Sobre el altar de piedra, el códice reposaba inmóvil</text:span><text:span text:style-name="Strong_20_Emphasis"><text:span text:style-name="T1">.</text:span></text:span></text:p>
      <text:p text:style-name="P3"><text:span text:style-name="Strong_20_Emphasis">La luz de las antorchas parpadeó débilmente.</text:span></text:p>
      <text:p text:style-name="P2"><text:span text:style-name="Strong_20_Emphasis">Y entonces, </text:span><text:span text:style-name="Strong_20_Emphasis">la tierra tembló.</text:span></text:p>
      <text:p text:style-name="Text_20_body"><text:span text:style-name="Strong_20_Emphasis"/></text:p>
      <text:p text:style-name="P4"><text:span text:style-name="Strong_20_Emphasis"><text:span text:style-name="T2">D</text:span></text:span><text:span text:style-name="Strong_20_Emphasis">esde las profundidades del suelo, un murmullo sordo emergió, semejante al retumbar lejano de una gran marea alzándose en la noche.</text:span></text:p>
      <text:p text:style-name="P4"><text:span text:style-name="Strong_20_Emphasis">Fue un estremecimiento sutil al principio, casi imperceptible, pero luego vino el temblor.</text:span> </text:p>
      <text:p text:style-name="P4">Un pulso de energía recorrió la sala, una onda oscura que retorció el aire como si una grieta se hubiera abierto en la estructura de la realidad. </text:p>
      <text:p text:style-name="P5"><text:span text:style-name="Strong_20_Emphasis">una brisa sin origen recorrió la sala</text:span><text:span text:style-name="Strong_20_Emphasis"><text:span text:style-name="T3">. </text:span></text:span></text:p>
      <text:p text:style-name="P6"><text:span text:style-name="Strong_20_Emphasis">Desde la nada, Un viento helado</text:span><text:span text:style-name="Strong_20_Emphasis"><text:span text:style-name="T4">, </text:span></text:span><text:span text:style-name="Strong_20_Emphasis">ventiscas de un frío antinatural barrieron el salón, trayendo consigo un hedor primigenio, un olor rancio a piedra mojada, a pergamino olvidado, a cosas que nunca deberían haber sido recordadas. <text:s/></text:span></text:p>
      <text:p text:style-name="P6"><text:span text:style-name="Strong_20_Emphasis">No era un viento cualquiera, sino uno nacido en la frontera entre los mundos. Se alzó en el recinto como un torbellino, arrancando túnicas,</text:span><text:span text:style-name="Strong_20_Emphasis"><text:span text:style-name="T4"> arrastrando pergaminos,</text:span></text:span><text:span text:style-name="Strong_20_Emphasis"> haciendo flamear las llamas de las antorchas como estandartes en una batalla olvidada. Las sombras se alargaron, y por un instante, los muros del templo parecieron abrirse hacia un firmamento sin estrellas, hacia un vasto horizonte de luces y sombras en eterno conflicto.</text:span></text:p>
      <text:p text:style-name="P5"><text:span text:style-name="Strong_20_Emphasis">Las antorchas chisporrotearon y murieron, devoradas por una sombra voraz.</text:span> En la penumbra creciente, algo <text:span text:style-name="Strong_20_Emphasis">empezó a manifestarse.</text:span></text:p>
      <text:p text:style-name="P5"><text:span text:style-name="Strong_20_Emphasis">Las columnas del templo crujieron</text:span><text:span text:style-name="Strong_20_Emphasis"><text:span text:style-name="T2">.</text:span></text:span></text:p>
      <text:p text:style-name="P5"><text:span text:style-name="Strong_20_Emphasis">El aire se volvió denso, cargado de una energía desconocida, y la piedra del suelo comenzó a agrietarse bajo el peso de fuerzas invisibles.</text:span></text:p>
      <text:p text:style-name="P5"><text:span text:style-name="Strong_20_Emphasis">Los sabios retrocedieron, sintiendo que una fuerza más allá de su entendimiento había despertado. El hechizo que habían tejido con su arte y su saber ya no les pertenecía. </text:span></text:p>
      <text:p text:style-name="P5"><text:span text:style-name="Strong_20_Emphasis"/></text:p>
      <text:p text:style-name="P5"><text:soft-page-break/><text:span text:style-name="Strong_20_Emphasis"/></text:p>
      <text:p text:style-name="P4"><text:s/></text:p>
      <text:p text:style-name="P1">Y entonces surgieron los relámpagos: <text:span text:style-name="Strong_20_Emphasis">descargas de luz negruzca</text:span>, retorciéndose como raíces malditas, rasgando el aire con un sonido que no era de este mundo.</text:p>
      <text:p text:style-name="P1"><text:span text:style-name="Strong_20_Emphasis">Ráfagas de luz azulada emergieron del códice, zigzagueando por la sala como serpientes de fuego,</text:span> marcando la piedra con quemaduras brillantes. </text:p>
      <text:p text:style-name="P1"/>
      <text:p text:style-name="P7">Un rugido profundo, parecido al crujir de un océano atrapado en el vacío, <text:span text:style-name="Strong_20_Emphasis">resonó en las alturas del templo.</text:span> Las columnas de mármol vibraron, y en el centro de la sala, justo sobre el libro, <text:span text:style-name="Strong_20_Emphasis">se formó un vórtice de sombras.</text:span> como si la esencia de la noche se hubiera condensado en un solo punto, girando y expandiéndose, devorando la luz circundante. En su interior, formas fugaces parecían moverse, figuras inhumanas que se disolvían antes de tomar forma completa.</text:p>
      <text:p text:style-name="P7"><text:span text:style-name="Strong_20_Emphasis">Y luego, el murmullo.</text:span></text:p>
      <text:p text:style-name="P7"><text:span text:style-name="Strong_20_Emphasis">Al principio fue solo un susurro, un eco distante, como voces que se arrastraban desde los abismos de la tierra. Pero creció, se multiplicó, hasta convertirse en un cántico sin forma, un lenguaje de sílabas imposibles</text:span> </text:p>
      <text:p text:style-name="P8">Un trueno ensordecedor retumbó, y por un instante, el mundo pareció quedar suspendido entre la realidad y algo más.</text:p>
      <text:p text:style-name="P8">Entonces, <text:span text:style-name="Strong_20_Emphasis">una tormenta estalló dentro del templo.</text:span></text:p>
      <text:p text:style-name="P9">Oscuras nubes brotaron de las entrañas del libro, girando en espiral por la bóveda del salón<text:span text:style-name="T6">, </text:span>enredándose en la bóveda del templo como tentáculos etéreos.</text:p>
      <text:p text:style-name="P9">El viento aullaba con furia<text:span text:style-name="T5"> </text:span>arrojando polvo y cenizas en todas direcciones. <text:span text:style-name="Strong_20_Emphasis">Gotas de una lluvia negra e hirviente comenzaron a caer, evaporándose al tocar el suelo.</text:span> </text:p>
      <text:p text:style-name="P8"><text:span text:style-name="Strong_20_Emphasis"/></text:p>
      <text:p text:style-name="P8">Ríos de sombras líquidas se deslizaron por las paredes, y en cada reflejo danzaban formas sin rostro, <text:span text:style-name="Strong_20_Emphasis">criaturas nacidas de la demencia y el vacío.</text:span></text:p>
      <text:p text:style-name="P8"><text:span text:style-name="Strong_20_Emphasis"/></text:p>
      <text:p text:style-name="P8"/>
      <text:p text:style-name="P3"><text:span text:style-name="Strong_20_Emphasis">Nadie sabía qué sucedería a continuación. El conjuro había sido ejecutado, pero su resultado superaba toda comprensión. Algunos se preguntaron si habían creado algo que nunca debió existir. </text:span></text:p>
      <text:p text:style-name="P9"><text:span text:style-name="Strong_20_Emphasis">El horror había alcanzado su cenit.</text:span></text:p>
      <text:p text:style-name="P11">Y entonces, <text:span text:style-name="Strong_20_Emphasis">todo cesó.</text:span></text:p>
      <text:p text:style-name="P11"><text:span text:style-name="Strong_20_Emphasis">Las antorchas volvieron a encenderse con un parpadeo tímido. </text:span><text:span text:style-name="Strong_20_Emphasis">Todo rastro de la tormenta se había desvanecido.</text:span></text:p>
      <text:p text:style-name="P11"><text:span text:style-name="Strong_20_Emphasis"/></text:p>
      <text:p text:style-name="P11"><text:soft-page-break/><text:span text:style-name="Strong_20_Emphasis"/></text:p>
      <text:p text:style-name="P11">Las nubes se disiparon en un <text:span text:style-name="T7">instante</text:span>. <text:span text:style-name="Strong_20_Emphasis">El viento murió de golpe.</text:span> El aire recobró su quietud. <text:span text:style-name="Strong_20_Emphasis"><text:s/>como si nada hubiera sucedido.</text:span></text:p>
      <text:p text:style-name="P11">El códice yacía sobre la mesa. </text:p>
      <text:p text:style-name="P11"><text:span text:style-name="Strong_20_Emphasis">Nada en su apariencia sugería la tormenta que acababa de desatar.</text:span> </text:p>
      <text:p text:style-name="P11">Los presentes intercambiaron miradas, intentando encontrar en los ojos de los otros una respuesta que ninguno poseía.</text:p>
      <text:p text:style-name="P11">Finalmente, un mago de túnica oscura <text:span text:style-name="T7">avanzo hacia el libro</text:span>. </text:p>
      <text:p text:style-name="P11"><text:span text:style-name="Strong_20_Emphasis"><text:span text:style-name="T7">Despacio. Con temor.</text:span></text:span></text:p>
      <text:p text:style-name="P11"><text:span text:style-name="Strong_20_Emphasis">Su mano tembló un instante antes de tocar la cubierta.</text:span> </text:p>
      <text:p text:style-name="P11">Con una respiración contenida, levantó el códice<text:span text:style-name="T7">.</text:span></text:p>
      <text:p text:style-name="P11"><text:span text:style-name="T7">Lo sostuvo durante un segundo.</text:span></text:p>
      <text:p text:style-name="P11"><text:span text:style-name="T7">Luego</text:span> lo giró entre sus manos, inspeccionando su superficie. </text:p>
      <text:p text:style-name="P11"><text:span text:style-name="T7">Volvio a dejarlo sobre la mesa con cuidado. Lentamente.</text:span></text:p>
      <text:p text:style-name="P11">Nada ocurrió.</text:p>
      <text:p text:style-name="P11"><text:span text:style-name="Strong_20_Emphasis">Y entonces, lo abrió.</text:span></text:p>
      <text:p text:style-name="Text_20_body"><text:span text:style-name="Strong_20_Emphasis"/></text:p>
      <text:p text:style-name="Horizontal_20_Line"><text:span text:style-name="Strong_20_Emphasis"/></text:p>
      <text:h text:style-name="Heading_20_3" text:outline-level="3"><text:span text:style-name="Strong_20_Emphasis">Bajo la Cubierta</text:span></text:h>
      <text:p text:style-name="Text_20_body">El último eco del conjuro se disipó en el aire, dejando tras de sí un silencio denso y expectante. La luz de las antorchas parpadeó débilmente, como si incluso el fuego contuviera la respiración. Sobre el altar de piedra, el códice reposaba inmóvil, su cubierta de cuero antiguo reflejando el resplandor de la sala. <text:span text:style-name="Strong_20_Emphasis">Pero entonces, algo cambió.</text:span></text:p>
      <text:p text:style-name="Text_20_body"><text:span text:style-name="Strong_20_Emphasis"/></text:p>
      <text:p text:style-name="Text_20_body">Una vibración sorda recorrió el templo, como si la tierra misma respondiera al nacimiento del libro. Un viento helado surgió de la nada, arrastrando pergaminos y apagando varias antorchas en un solo susurro. <text:span text:style-name="Strong_20_Emphasis">El aire se volvió denso, cargado de una energía desconocida, y la piedra del suelo comenzó a agrietarse bajo el peso de fuerzas invisibles.</text:span></text:p>
      <text:p text:style-name="Text_20_body">Luego vinieron los relámpagos. <text:span text:style-name="Strong_20_Emphasis">Ráfagas de luz azulada emergieron del códice, zigzagueando por la sala como serpientes de fuego,</text:span> marcando la piedra con quemaduras brillantes. Los magos y sabios retrocedieron de inmediato, cubriéndose los ojos. Pero el espectáculo apenas comenzaba.</text:p>
      <text:p text:style-name="Text_20_body">Un rugido profundo, parecido al crujir de un océano atrapado en el vacío, <text:span text:style-name="Strong_20_Emphasis">resonó en las alturas del templo.</text:span> Las columnas de mármol vibraron, y en el centro de la sala, justo sobre el libro, <text:span text:style-name="Strong_20_Emphasis">se formó un </text:span><text:soft-page-break/><text:span text:style-name="Strong_20_Emphasis">vórtice de sombras.</text:span> Era como si la misma esencia de la noche se hubiera condensado en un solo punto, girando y expandiéndose, devorando la luz circundante. En su interior, formas fugaces parecían moverse, figuras inhumanas que se disolvían antes de tomar forma completa.</text:p>
      <text:p text:style-name="Text_20_body">De pronto, <text:span text:style-name="Strong_20_Emphasis">una tormenta estalló dentro del templo.</text:span> Nubes oscuras surgieron de la nada, girando en espiral por la bóveda del salón. El viento aullaba con furia, arremolinando túnicas y arrojando polvo y cenizas en todas direcciones. <text:span text:style-name="Strong_20_Emphasis">Gotas de una lluvia negra e hirviente comenzaron a caer, evaporándose al tocar el suelo.</text:span> Un trueno ensordecedor retumbó, y por un instante, el mundo pareció quedar suspendido entre la realidad y algo más.</text:p>
      <text:p text:style-name="Text_20_body"><text:span text:style-name="Strong_20_Emphasis">Nadie sabía qué sucedería a continuación.</text:span> El conjuro había sido ejecutado, pero su resultado superaba toda comprensión. Algunos se preguntaron si habían creado algo que nunca debió existir. <text:span text:style-name="Strong_20_Emphasis">¿Era acaso un portal? ¿Una prisión? ¿O algo aún más insondable?</text:span></text:p>
      <text:p text:style-name="Text_20_body">Y entonces, <text:span text:style-name="Strong_20_Emphasis">todo cesó.</text:span></text:p>
      <text:p text:style-name="P10"><text:span text:style-name="Strong_20_Emphasis">Las antorchas volvieron a encenderse con un parpadeo tímido. </text:span><text:span text:style-name="Strong_20_Emphasis">Todo rastro de la tormenta se había desvanecido.</text:span></text:p>
      <text:p text:style-name="Text_20_body"><text:span text:style-name="Strong_20_Emphasis"/></text:p>
      <text:p text:style-name="Text_20_body"><text:span text:style-name="Strong_20_Emphasis"/></text:p>
      <text:p text:style-name="Text_20_body">Las nubes se disiparon en un <text:span text:style-name="T7">instante</text:span>. <text:span text:style-name="Strong_20_Emphasis">El viento murió de golpe.</text:span> El aire recobró su quietud. <text:span text:style-name="Strong_20_Emphasis"><text:s/>como si nada hubiera sucedido.</text:span></text:p>
      <text:p text:style-name="P10">El códice yacía sobre la mesa. </text:p>
      <text:p text:style-name="P10"><text:span text:style-name="Strong_20_Emphasis">Nada en su apariencia sugería la tormenta que acababa de desatar.</text:span> </text:p>
      <text:p text:style-name="Text_20_body">Los presentes intercambiaron miradas, intentando encontrar en los ojos de los otros una respuesta que ninguno poseía.</text:p>
      <text:p text:style-name="P10">Finalmente, un mago de túnica oscura <text:span text:style-name="T7">avanzo hacia el libro</text:span>. </text:p>
      <text:p text:style-name="P10"><text:span text:style-name="Strong_20_Emphasis"><text:span text:style-name="T7">Despacio. Con temor.</text:span></text:span></text:p>
      <text:p text:style-name="P10"><text:span text:style-name="Strong_20_Emphasis">Su mano tembló un instante antes de tocar la cubierta.</text:span> </text:p>
      <text:p text:style-name="P10">Con una respiración contenida, levantó el códice<text:span text:style-name="T7">.</text:span></text:p>
      <text:p text:style-name="P10"><text:span text:style-name="T7">Lo sostuvo durante un segundo.</text:span></text:p>
      <text:p text:style-name="P10"><text:span text:style-name="T7">Luego</text:span> lo giró entre sus manos, inspeccionando su superficie. </text:p>
      <text:p text:style-name="P10"><text:span text:style-name="T7">Volvio a dejarlo sobre la mesa con cuidado. Lentamente.</text:span></text:p>
      <text:p text:style-name="P10">Nada ocurrió.</text:p>
      <text:p text:style-name="Text_20_body">Y entonces, lo abrió.</text:p>
      <text:p text:style-name="Text_20_body"/>
      <text:p text:style-name="Horizontal_20_Line"/>
      <text:p text:style-name="Text_20_body"><text:soft-page-break/></text:p>
      <text:p text:style-name="Text_20_body"/>
      <text:p text:style-name="Text_20_body">Aquí tienes una versión al estilo de Lovecraft, cargada de horror cósmico, misterio insondable y una sensación de que los participantes han desencadenado algo mucho más allá de su comprensión:</text:p>
      <text:p text:style-name="Horizontal_20_Line"/>
      <text:h text:style-name="Heading_20_3" text:outline-level="3"><text:span text:style-name="Strong_20_Emphasis">Bajo la Cubierta</text:span></text:h>
      <text:p text:style-name="Text_20_body">El conjuro había concluido. Y sin embargo, <text:span text:style-name="Strong_20_Emphasis">el aire vibraba con una energía imposible de describir.</text:span> Algo más, algo que no pertenecía ni al mundo de los hombres ni al de los dioses, <text:span text:style-name="Strong_20_Emphasis">había despertado.</text:span></text:p>
      <text:p text:style-name="Text_20_body">Por un instante, todo pareció suspendido en una quietud antinatural, un silencio tan absoluto que el simple acto de respirar se tornó en una profanación. Y entonces, <text:span text:style-name="Strong_20_Emphasis">el códice reaccionó.</text:span></text:p>
      <text:p text:style-name="Text_20_body"><text:span text:style-name="Strong_20_Emphasis">Fue un estremecimiento sutil al principio, casi imperceptible, pero luego vino el temblor.</text:span> Un pulso de energía recorrió la sala, una onda oscura que retorció el aire como si una grieta se hubiera abierto en la misma estructura de la realidad. <text:span text:style-name="Strong_20_Emphasis">Las antorchas chisporrotearon y murieron, devoradas por una sombra voraz.</text:span> En la penumbra creciente, algo <text:span text:style-name="Strong_20_Emphasis">empezó a manifestarse.</text:span></text:p>
      <text:p text:style-name="Text_20_body">Desde la nada, <text:span text:style-name="Strong_20_Emphasis">ventiscas de un frío antinatural</text:span> barrieron el salón, trayendo consigo un hedor primigenio, <text:span text:style-name="Strong_20_Emphasis">un olor rancio a piedra mojada, a pergamino olvidado, a cosas que nunca deberían haber sido recordadas.</text:span> Y entonces surgieron los relámpagos: <text:span text:style-name="Strong_20_Emphasis">descargas de luz negruzca</text:span>, retorciéndose como raíces malditas, rasgando el aire con un sonido que no era de este mundo.</text:p>
      <text:p text:style-name="Text_20_body"><text:span text:style-name="Strong_20_Emphasis">Y luego, el murmullo.</text:span></text:p>
      <text:p text:style-name="Text_20_body">Al principio fue solo un susurro, un eco distante, como voces que se arrastraban desde los abismos de la tierra. Pero creció, <text:span text:style-name="Strong_20_Emphasis">se multiplicó</text:span>, hasta convertirse en un cántico sin forma, un lenguaje de sílabas imposibles, entonado por bocas que jamás debieron existir. <text:span text:style-name="Strong_20_Emphasis">Los muros del templo temblaron.</text:span> Algunos sabios se cubrieron los oídos con horror, sintiendo que sus mentes se deslizaban hacia un umbral del que no habría retorno.</text:p>
      <text:p text:style-name="Text_20_body">Y en el centro de todo, el códice yacía sobre la mesa. <text:span text:style-name="Strong_20_Emphasis">Inmóvil. Indescifrable. Abominable.</text:span></text:p>
      <text:p text:style-name="Text_20_body">Entonces, <text:span text:style-name="Strong_20_Emphasis">la tormenta se manifestó.</text:span></text:p>
      <text:p text:style-name="Text_20_body">Oscuras nubes brotaron de las entrañas del libro, enredándose en la bóveda del templo como tentáculos etéreos. <text:span text:style-name="Strong_20_Emphasis">Llovió ceniza negra.</text:span> Ríos de sombras líquidas se deslizaron por las paredes, y en cada reflejo danzaban formas sin rostro, <text:span text:style-name="Strong_20_Emphasis">criaturas nacidas de la demencia y el vacío.</text:span></text:p>
      <text:p text:style-name="Text_20_body">Nadie se atrevió a hablar. <text:span text:style-name="Strong_20_Emphasis">El horror había alcanzado su cenit.</text:span></text:p>
      <text:p text:style-name="Text_20_body">Y, de repente, cesó.</text:p>
      <text:p text:style-name="Text_20_body">Sin aviso, sin transición. <text:span text:style-name="Strong_20_Emphasis">Las sombras se disiparon.</text:span> El murmullo fue engullido por un silencio atroz. Las antorchas volvieron a encenderse con un parpadeo tímido. <text:span text:style-name="Strong_20_Emphasis">Todo rastro de la tormenta se había desvanecido.</text:span></text:p>
      <text:p text:style-name="Text_20_body">Y allí estaba el códice. <text:span text:style-name="Strong_20_Emphasis">Sereno. Inocente. Un simple libro.</text:span></text:p>
      <text:p text:style-name="Text_20_body"><text:soft-page-break/>Los presentes se miraron entre sí, con la certeza de que todos habían sentido algo, algo <text:span text:style-name="Strong_20_Emphasis">antiguo y hostil</text:span>, algo que, en su insondable inmensidad, <text:span text:style-name="Strong_20_Emphasis">había permitido su existencia, pero no olvidaría lo ocurrido.</text:span></text:p>
      <text:p text:style-name="Text_20_body">Finalmente, un mago de rostro pálido se adelantó. <text:span text:style-name="Strong_20_Emphasis">Su sombra se alargó de manera antinatural al tocar el códice.</text:span> Lo levantó con ambas manos, lo giró, inspeccionó su cubierta.</text:p>
      <text:p text:style-name="Text_20_body">Nada sucedió.</text:p>
      <text:p text:style-name="Text_20_body">Entonces, con la última brizna de cordura que le quedaba, lo abrió.</text:p>
      <text:p text:style-name="Horizontal_20_Line"/>
      <text:p text:style-name="Text_20_body">Aquí la atmósfera es mucho más densa, con descripciones que apelan al horror cósmico y lo desconocido. Lovecraft no solo describiría el fenómeno, <text:span text:style-name="Strong_20_Emphasis">sino el efecto que tiene en la mente de quienes lo presencian.</text:span> Se insinúa que el códice <text:span text:style-name="Strong_20_Emphasis">no es solo un objeto, sino una entidad con su propia presencia y voluntad.</text:span></text:p>
      <text:p text:style-name="Text_20_body">¿Qué te parece este enfoque? 😈</text:p>
      <text:p text:style-name="Text_20_body"/>
      <text:p text:style-name="Horizontal_20_Line"/>
      <text:p text:style-name="Text_20_body"/>
      <text:p text:style-name="Text_20_body">Aquí tienes la versión al estilo de <text:span text:style-name="Strong_20_Emphasis">J.R.R. Tolkien</text:span>, con un tono más épico, majestuoso y mitológico, evocando la grandeza de la creación y la presencia de fuerzas primordiales:</text:p>
      <text:p text:style-name="Horizontal_20_Line"/>
      <text:h text:style-name="Heading_20_3" text:outline-level="3"><text:span text:style-name="Strong_20_Emphasis">Bajo la Cubierta</text:span></text:h>
      <text:p text:style-name="Text_20_body">Cuando la última palabra del conjuro fue pronunciada, <text:span text:style-name="Strong_20_Emphasis">un gran silencio se abatió sobre el templo.</text:span> Era un silencio profundo y solemne, como el que precede a la tormenta, cuando los vientos cesan y el mundo parece contener el aliento.</text:p>
      <text:p text:style-name="Text_20_body">Y entonces, <text:span text:style-name="Strong_20_Emphasis">la tierra tembló.</text:span></text:p>
      <text:p text:style-name="Text_20_body">Desde las profundidades del suelo, un murmullo sordo emergió, semejante al retumbar lejano de una gran marea alzándose en la noche. <text:span text:style-name="Strong_20_Emphasis">Las columnas del templo crujieron</text:span>, y una brisa sin origen recorrió la sala, llevando consigo el perfume de tierras lejanas y olvidadas, el aroma de pergaminos antiguos y piedras gastadas por el paso del tiempo.</text:p>
      <text:p text:style-name="Text_20_body">De repente, <text:span text:style-name="Strong_20_Emphasis">una luz estalló desde el códice.</text:span> No era la luz dorada del sol ni la plateada de la luna, sino algo más antiguo y majestuoso, un fulgor que parecía brotar de los mismos cimientos del mundo. <text:span text:style-name="Strong_20_Emphasis">La luz danzaba y giraba en torno al libro, formando espirales y símbolos que ningún sabio presente podía descifrar.</text:span></text:p>
      <text:p text:style-name="Text_20_body"><text:span text:style-name="Strong_20_Emphasis">Y con la luz, vino el viento.</text:span></text:p>
      <text:p text:style-name="Text_20_body"><text:soft-page-break/>No era un viento cualquiera, sino uno nacido en la frontera entre los mundos. <text:span text:style-name="Strong_20_Emphasis">Se alzó en el recinto como un torbellino</text:span>, arrancando túnicas, haciendo flamear las llamas de las antorchas como estandartes en una batalla olvidada. <text:span text:style-name="Strong_20_Emphasis">Las sombras se alargaron</text:span>, y por un instante, los muros del templo parecieron abrirse hacia un firmamento sin estrellas, <text:span text:style-name="Strong_20_Emphasis">hacia un vasto horizonte de luces y sombras en eterno conflicto.</text:span></text:p>
      <text:p text:style-name="Text_20_body">Los sabios retrocedieron, sintiendo que una fuerza más allá de su entendimiento había despertado. <text:span text:style-name="Strong_20_Emphasis">El hechizo que habían tejido con su arte y su saber ya no les pertenecía.</text:span> El códice, en su insondable misterio, <text:span text:style-name="Strong_20_Emphasis">se alzaba ahora como algo más que un simple objeto: una obra nacida de la misma esencia del mundo.</text:span></text:p>
      <text:p text:style-name="Text_20_body">Oscuras nubes surgieron de la nada y cubrieron el techo, y de ellas descendió una lluvia luminosa, <text:span text:style-name="Strong_20_Emphasis">como si las estrellas mismas lloraran sobre la creación recién nacida.</text:span> Un trueno resonó, profundo y solemne, como la voz de una voluntad antigua aprobando —o juzgando— la hazaña de los mortales.</text:p>
      <text:p text:style-name="Text_20_body"><text:span text:style-name="Strong_20_Emphasis">Y luego, de un solo golpe, todo cesó.</text:span></text:p>
      <text:p text:style-name="Text_20_body">Las nubes se disiparon como humo al viento. La luz se desvaneció en un susurro. <text:span text:style-name="Strong_20_Emphasis">Las antorchas recobraron su fulgor natural.</text:span> Y sobre la mesa, en el centro del gran salón, <text:span text:style-name="Strong_20_Emphasis">yacía el códice.</text:span></text:p>
      <text:p text:style-name="Text_20_body">Los sabios se miraron unos a otros, como guerreros que han sobrevivido a una batalla cuyos ecos aún resuenan en el aire. <text:span text:style-name="Strong_20_Emphasis">No se atrevieron a hablar.</text:span></text:p>
      <text:p text:style-name="Text_20_body">Al cabo de un tiempo que pareció eterno, uno de los magos más ancianos dio un paso adelante. <text:span text:style-name="Strong_20_Emphasis">Sus manos temblaban levemente, pero su mirada era firme.</text:span> Se inclinó sobre la mesa y tomó el códice entre sus manos. Lo levantó con cuidado, examinando su cubierta, su peso, su textura. <text:span text:style-name="Strong_20_Emphasis">Era un libro, y a la vez, no lo era.</text:span></text:p>
      <text:p text:style-name="Text_20_body">Finalmente, con la solemnidad de quien abre la puerta a un destino desconocido, <text:span text:style-name="Strong_20_Emphasis">abrió el códice.</text:span></text:p>
      <text:p text:style-name="Horizontal_20_Line"/>
      <text:h text:style-name="Heading_20_3" text:outline-level="3"><text:span text:style-name="Strong_20_Emphasis">Sobre el Estilo</text:span></text:h>
      <text:p text:style-name="Text_20_body">Aquí la descripción mantiene la grandeza épica de Tolkien, con elementos mitológicos y una sensación de reverencia ante el poder del códice. <text:span text:style-name="Strong_20_Emphasis">Se enfatiza la conexión del libro con las fuerzas primordiales del mundo</text:span>, y la escena se siente como un momento histórico, digno de los grandes relatos de la antigüedad.</text:p>
      <text:p text:style-name="Text_20_body">¿Qué te parece esta versión? 🌿📖✨</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9T18:22:49.604000000</meta:creation-date>
    <dc:date>2025-03-30T10:39:50.533000000</dc:date>
    <meta:editing-duration>PT23M31S</meta:editing-duration>
    <meta:editing-cycles>5</meta:editing-cycles>
    <meta:generator>LibreOffice/7.3.5.2$Windows_X86_64 LibreOffice_project/184fe81b8c8c30d8b5082578aee2fed2ea847c01</meta:generator>
    <meta:document-statistic meta:table-count="0" meta:image-count="0" meta:object-count="0" meta:page-count="7" meta:paragraph-count="106" meta:word-count="2397" meta:character-count="14435" meta:non-whitespace-character-count="12119"/>
  </office:meta>
</office:document-meta>
</file>